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fo:border="0.06pt solid #000000"/>
      <style:text-properties fo:color="#000000" fo:font-style="normal" style:text-underline-style="none" fo:font-weight="bold"/>
    </style:style>
    <style:style style:name="ce2" style:family="table-cell" style:parent-style-name="Default">
      <style:table-cell-properties fo:background-color="#ffffff" fo:border="0.06pt solid #000000"/>
      <style:text-properties fo:color="#000000" fo:font-style="normal" style:text-underline-style="none" fo:font-weight="normal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tyle="normal" style:text-underline-style="none" fo:font-weight="bold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tyle="normal" style:text-underline-style="none" fo:font-weight="normal"/>
    </style:style>
    <style:style style:name="ce5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tyle="normal" style:text-underline-style="none" fo:font-weight="bold"/>
    </style:style>
    <style:style style:name="ce6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mm"/>
      <style:text-properties fo:color="#000000" fo:font-style="normal" style:text-underline-style="none" fo:font-weight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e" table:style-name="ta1">
        <table:table-column table:style-name="co2" table:default-cell-style-name="ce2"/>
        <table:table-column table:style-name="co1" table:number-columns-repeated="4" table:default-cell-style-name="ce4"/>
        <table:table-column table:style-name="co1" table:default-cell-style-name="ce6"/>
        <table:table-column table:style-name="co1" table:default-cell-style-name="ce4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string" calcext:value-type="string">
            <text:p>TP1</text:p>
          </table:table-cell>
          <table:table-cell table:style-name="ce3" office:value-type="string" calcext:value-type="string">
            <text:p>TP2</text:p>
          </table:table-cell>
          <table:table-cell table:style-name="ce3" office:value-type="string" calcext:value-type="string">
            <text:p>TP3</text:p>
          </table:table-cell>
          <table:table-cell table:style-name="ce3" office:value-type="string" calcext:value-type="string">
            <text:p>TP4</text:p>
          </table:table-cell>
          <table:table-cell table:style-name="ce5" office:value-type="string" calcext:value-type="string">
            <text:p>CC</text:p>
          </table:table-cell>
          <table:table-cell table:style-name="ce3" office:value-type="string" calcext:value-type="string">
            <text:p>Exam</text:p>
          </table:table-cell>
          <table:table-cell table:style-name="ce1" table:number-columns-repeated="1011"/>
          <table:table-cell table:number-columns-repeated="6"/>
        </table:table-row>
        <table:table-row table:style-name="ro1">
          <table:table-cell office:value-type="string" calcext:value-type="string">
            <text:p>AMOUSSOU Elsa Shékina 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B2:.E2])" office:value-type="float" office:value="15" calcext:value-type="float">
            <text:p>15,0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LOUCIF Malik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VERAGE([.B3:.E3])"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NAMARA Taha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AVERAGE([.B4:.E4])" office:value-type="float" office:value="1" calcext:value-type="float">
            <text:p>1,0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EUSE Chloé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AVERAGE([.B5:.E5])" office:value-type="float" office:value="13" calcext:value-type="float">
            <text:p>13,0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HMI Kahina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VERAGE([.B6:.E6])" office:value-type="float" office:value="12.25" calcext:value-type="float">
            <text:p>12,2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K Aliou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AVERAGE([.B7:.E7])" office:value-type="float" office:value="12" calcext:value-type="float">
            <text:p>12,0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ME Mariam 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AVERAGE([.B8:.E8])" office:value-type="float" office:value="13" calcext:value-type="float">
            <text:p>13,0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L MOUSSAOUI Younes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B9:.E9])" office:value-type="float" office:value="14.25" calcext:value-type="float">
            <text:p>14,2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UIX Precillia 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B10:.E10])" office:value-type="float" office:value="16.5" calcext:value-type="float">
            <text:p>16,50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DEMIR Eren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AVERAGE([.B11:.E11])" office:value-type="float" office:value="11.25" calcext:value-type="float">
            <text:p>11,2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T Maël 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AVERAGE([.B12:.E12])" office:value-type="float" office:value="14.25" calcext:value-type="float">
            <text:p>14,2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YE Moustaph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VERAGE([.B13:.E13])" office:value-type="float" office:value="10.75" calcext:value-type="float">
            <text:p>10,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MDANE Amine 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AVERAGE([.B14:.E14])" office:value-type="float" office:value="13" calcext:value-type="float">
            <text:p>13,0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RDY Marion 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VERAGE([.B15:.E15])" office:value-type="float" office:value="12.25" calcext:value-type="float">
            <text:p>12,2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DIR Lynd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AVERAGE([.B16:.E16])" office:value-type="float" office:value="10.75" calcext:value-type="float">
            <text:p>10,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OUFKER Aboubak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B17:.E17])" office:value-type="float" office:value="17" calcext:value-type="float">
            <text:p>17,0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IK Umut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AVERAGE([.B18:.E18])" office:value-type="float" office:value="10.25" calcext:value-type="float">
            <text:p>10,2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NTSA MELI Habib Edgar 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AVERAGE([.B19:.E19])" office:value-type="float" office:value="13" calcext:value-type="float">
            <text:p>13,00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UADRI Amin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AVERAGE([.B20:.E20])" office:value-type="float" office:value="19" calcext:value-type="float">
            <text:p>19,0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UCAM Delphine 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B21:.E21])" office:value-type="float" office:value="16" calcext:value-type="float">
            <text:p>16,0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HJAJI Moham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AVERAGE([.B22:.E22])" office:value-type="float" office:value="0.5" calcext:value-type="float">
            <text:p>0,5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HMADI Salah-Eddine 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AVERAGE([.B23:.E23])" office:value-type="float" office:value="3" calcext:value-type="float">
            <text:p>3,0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ICHE Issam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VERAGE([.B24:.E24])" office:value-type="float" office:value="8.75" calcext:value-type="float">
            <text:p>8,7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ADEI Clement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AVERAGE([.B25:.E25])" office:value-type="float" office:value="14.5" calcext:value-type="float">
            <text:p>14,5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HA <text:s/>El Mehdi 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AVERAGE([.B26:.E26])" office:value-type="float" office:value="11.25" calcext:value-type="float">
            <text:p>11,25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'GOAN Auguste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AVERAGE([.B27:.E27])" office:value-type="float" office:value="11.5" calcext:value-type="float">
            <text:p>11,5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IT DAOUD Mohamed 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AVERAGE([.B28:.E28])" office:value-type="float" office:value="15" calcext:value-type="float">
            <text:p>15,0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HAD Imane 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29:.E29])" office:value-type="float" office:value="3.25" calcext:value-type="float">
            <text:p>3,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ARIJAONA Dylan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AVERAGE([.B30:.E30])" office:value-type="float" office:value="11" calcext:value-type="float">
            <text:p>11,0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HMANI Abdeladim 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AVERAGE([.B31:.E31])" office:value-type="float" office:value="3.25" calcext:value-type="float">
            <text:p>3,2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JAGANAPATHY Srinivas 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B32:.E32])" office:value-type="float" office:value="16.5" calcext:value-type="float">
            <text:p>16,50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BABADY Kamal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B33:.E33])" office:value-type="float" office:value="17" calcext:value-type="float">
            <text:p>17,0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VADOGO Hamed Kouka 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AVERAGE([.B34:.E34])" office:value-type="float" office:value="12" calcext:value-type="float">
            <text:p>12,00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SANE Manel 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AVERAGE([.B35:.E35])" office:value-type="float" office:value="15" calcext:value-type="float">
            <text:p>15,0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VARAJAH Dinusan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AVERAGE([.B36:.E36])" office:value-type="float" office:value="17" calcext:value-type="float">
            <text:p>17,00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RIVASTAVA Shakul-Raman 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AVERAGE([.B37:.E37])" office:value-type="float" office:value="14.5" calcext:value-type="float">
            <text:p>14,50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LEBY Ahmed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AVERAGE([.B38:.E38])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 Danie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AVERAGE([.B39:.E39])" office:value-type="float" office:value="19" calcext:value-type="float">
            <text:p>19,00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liste.A2:liste.G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07:47:39.575489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8-02-02T08:00:19.720991891</dc:date>
    <meta:editing-duration>P2DT16H15M21S</meta:editing-duration>
    <meta:editing-cycles>76</meta:editing-cycles>
    <meta:document-statistic meta:table-count="2" meta:cell-count="273" meta:object-count="0"/>
  </office:meta>
</office:document-meta>
</file>